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5.665cm" fo:min-width="9.414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662cm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57cm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59cm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349cm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2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55cm" fo:min-width="2.471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522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55cm" fo:min-width="2.623cm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808cm" fo:min-width="2.675cm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gr1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655cm" fo:min-width="2.548cm"/>
    </style:style>
    <style:style style:name="gr1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gr1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808cm" fo:min-width="2.548cm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gr1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655cm" fo:min-width="2.548cm"/>
    </style:style>
    <style:style style:name="gr1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469cm"/>
    </style:style>
    <style:style style:name="gr2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655cm" fo:min-width="3.818cm"/>
    </style:style>
    <style:style style:name="gr2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gr2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98cm"/>
    </style:style>
    <style:style style:name="gr2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Liberation Sans1" fo:font-size="11pt" style:font-size-asian="11pt" style:font-size-complex="11pt"/>
    </style:style>
    <style:style style:name="P4" style:family="paragraph">
      <loext:graphic-properties draw:fill="none" draw:fill-color="#729fcf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style:text-position="0% 100%" fo:font-size="13.8999996185303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.8999996185303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.8999996185303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Calibri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0% 100%" fo:font-size="13.8999996185303pt" fo:font-weight="bold" style:font-size-asian="12pt" style:font-weight-asian="bold" style:font-size-complex="12pt" style:font-weight-complex="bold"/>
    </style:style>
    <style:style style:name="T5" style:family="text">
      <style:text-properties style:text-position="0% 100%" fo:font-size="13.8999996185303pt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9.914cm" svg:height="5.915cm" svg:x="0.662cm" svg:y="0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56cm" svg:height="1.751cm" svg:x="0.929cm" svg:y="4.423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926cm" svg:height="1.751cm" svg:x="4.125cm" svg:y="4.423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3.056cm" svg:height="1.751cm" svg:x="7.292cm" svg:y="4.424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959cm" svg:height="1.74cm" svg:x="0.954cm" svg:y="0.956cm">
            <text:p text:style-name="P2"><text:span text:style-name="T2">Roadside D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.45cm" svg:y1="4.436cm" svg:x2="2.45cm" svg:y2="2.696cm">
            <text:p/>
          </draw:line>
          <draw:custom-shape draw:style-name="gr6" draw:text-style-name="P5" draw:layer="layout" svg:width="2.849cm" svg:height="1.74cm" svg:x="4.152cm" svg:y="0.956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926cm" svg:height="1.74cm" svg:x="7.325cm" svg:y="0.956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5.538cm" svg:y1="4.436cm" svg:x2="5.538cm" svg:y2="2.696cm">
            <text:p/>
          </draw:line>
          <draw:line draw:style-name="gr5" draw:text-style-name="P1" draw:layer="layout" svg:x1="8.789cm" svg:y1="4.436cm" svg:x2="8.789cm" svg:y2="2.696cm">
            <text:p/>
          </draw:line>
        </draw:g>
        <draw:custom-shape draw:style-name="gr8" draw:text-style-name="P6" xml:id="id1" draw:id="id1" draw:layer="layout" svg:width="3.023cm" svg:height="2.057cm" svg:x="4.086cm" svg:y="7.918cm">
          <text:p text:style-name="P2"><text:span text:style-name="T4">Flow </text:span></text:p>
          <text:p text:style-name="P2"><text:span text:style-name="T4">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5" draw:id="id5" draw:layer="layout" svg:width="4.042cm" svg:height="2.645cm" svg:x="3.556cm" svg:y="11.303cm">
          <text:p text:style-name="P2"><text:span text:style-name="T3">Get Top Openin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3" draw:id="id3" draw:layer="layout" svg:width="3.175cm" svg:height="2.057cm" svg:x="7.747cm" svg:y="34.363cm">
          <text:p text:style-name="P2"><text:span text:style-name="T4">Building</text:span></text:p>
          <text:p text:style-name="P2"><text:span text:style-name="T4">Element</text:span></text:p>
          <text:p text:style-name="P2"><text:span text:style-name="T4">Proxy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5.597cm" svg:y1="7.918cm" svg:x2="5.619cm" svg:y2="6.523cm" draw:start-shape="id1" draw:start-glue-point="0" draw:end-shape="id2" draw:end-glue-point="2" svg:d="M5597 7918l22-1395" svg:viewBox="0 0 23 1396">
          <text:p/>
        </draw:connector>
        <draw:connector draw:style-name="gr11" draw:text-style-name="P8" draw:layer="layout" draw:type="line" svg:x1="9.334cm" svg:y1="34.363cm" svg:x2="9.327cm" svg:y2="32.277cm" draw:start-shape="id3" draw:start-glue-point="0" draw:end-shape="id4" draw:end-glue-point="2" svg:d="M9334 34363l-7-2086" svg:viewBox="0 0 8 2087">
          <text:p/>
        </draw:connector>
        <draw:custom-shape draw:style-name="gr12" draw:text-style-name="P10" xml:id="id6" draw:id="id6" draw:layer="layout" svg:width="3.175cm" svg:height="2.058cm" svg:x="3.964cm" svg:y="15.087cm">
          <text:p text:style-name="P9"><text:span text:style-name="T5">Opening</text:span></text:p>
          <text:p text:style-name="P2"><text:span text:style-name="T5">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1" draw:text-style-name="P1" draw:layer="layout" svg:width="9.914cm" svg:height="5.915cm" svg:x="4.37cm" svg:y="26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56cm" svg:height="1.751cm" svg:x="4.637cm" svg:y="30.177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926cm" svg:height="1.751cm" svg:x="7.833cm" svg:y="30.177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3.056cm" svg:height="1.751cm" svg:x="11cm" svg:y="30.178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959cm" svg:height="1.74cm" svg:x="4.662cm" svg:y="26.71cm">
            <text:p text:style-name="P9"><text:span text:style-name="T6">Non Skid</text:span></text:p>
            <text:p text:style-name="P9"><text:span text:style-name="T6">Aluminum </text:span></text:p>
            <text:p text:style-name="P2"><text:span text:style-name="T6">Ru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158cm" svg:y1="30.19cm" svg:x2="6.158cm" svg:y2="28.45cm">
            <text:p/>
          </draw:line>
          <draw:custom-shape draw:style-name="gr6" draw:text-style-name="P5" draw:layer="layout" svg:width="2.849cm" svg:height="1.74cm" svg:x="7.86cm" svg:y="26.71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926cm" svg:height="1.74cm" svg:x="11.033cm" svg:y="26.71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9.246cm" svg:y1="30.19cm" svg:x2="9.246cm" svg:y2="28.45cm">
            <text:p/>
          </draw:line>
          <draw:line draw:style-name="gr5" draw:text-style-name="P1" draw:layer="layout" svg:x1="12.497cm" svg:y1="30.19cm" svg:x2="12.497cm" svg:y2="28.45cm">
            <text:p/>
          </draw:line>
        </draw:g>
        <draw:connector draw:style-name="gr11" draw:text-style-name="P8" draw:layer="layout" draw:type="line" svg:x1="5.597cm" svg:y1="9.975cm" svg:x2="5.577cm" svg:y2="11.303cm" draw:start-shape="id1" draw:start-glue-point="2" draw:end-shape="id5" draw:end-glue-point="4" svg:d="M5597 9975l-20 1328" svg:viewBox="0 0 21 1329">
          <text:p/>
        </draw:connector>
        <draw:connector draw:style-name="gr11" draw:text-style-name="P8" draw:layer="layout" draw:type="line" svg:x1="5.577cm" svg:y1="13.948cm" svg:x2="5.551cm" svg:y2="15.087cm" draw:start-shape="id5" draw:start-glue-point="6" draw:end-shape="id6" draw:end-glue-point="0" svg:d="M5577 13948l-26 1139" svg:viewBox="0 0 27 1140">
          <text:p/>
        </draw:connector>
        <draw:custom-shape draw:style-name="gr13" draw:text-style-name="P7" xml:id="id7" draw:id="id7" draw:layer="layout" svg:width="3.915cm" svg:height="2.645cm" svg:x="3.61cm" svg:y="18.591cm">
          <text:p text:style-name="P2"><text:span text:style-name="T3">Get Top Poi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8" draw:layer="layout" draw:type="line" svg:x1="5.551cm" svg:y1="17.145cm" svg:x2="5.568cm" svg:y2="18.591cm" draw:start-shape="id6" draw:start-glue-point="2" draw:end-shape="id7" draw:end-glue-point="4" svg:d="M5551 17145l17 1446" svg:viewBox="0 0 18 1447">
          <text:p/>
        </draw:connector>
        <draw:custom-shape draw:style-name="gr14" draw:text-style-name="P10" xml:id="id8" draw:id="id8" draw:layer="layout" svg:width="3.048cm" svg:height="1.905cm" svg:x="4.091cm" svg:y="22.479cm">
          <text:p text:style-name="P9"><text:span text:style-name="T7">Top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type="line" svg:x1="5.568cm" svg:y1="21.236cm" svg:x2="5.615cm" svg:y2="22.479cm" draw:start-shape="id7" draw:start-glue-point="6" draw:end-shape="id8" draw:end-glue-point="0" svg:d="M5568 21236l47 1243" svg:viewBox="0 0 48 1244">
          <text:p/>
        </draw:connector>
        <draw:custom-shape draw:style-name="gr15" draw:text-style-name="P7" xml:id="id9" draw:id="id9" draw:layer="layout" svg:width="3.915cm" svg:height="2.645cm" svg:x="10.309cm" svg:y="7.65cm">
          <text:p text:style-name="P2"><text:span text:style-name="T3">Is 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8" draw:layer="layout" draw:type="line" svg:x1="7.109cm" svg:y1="8.946cm" svg:x2="10.309cm" svg:y2="8.973cm" draw:start-shape="id1" draw:start-glue-point="1" draw:end-shape="id9" draw:end-glue-point="5" svg:d="M7109 8946l3200 27" svg:viewBox="0 0 3201 28">
          <text:p/>
        </draw:connector>
        <draw:custom-shape draw:style-name="gr16" draw:text-style-name="P10" xml:id="id10" draw:id="id10" draw:layer="layout" svg:width="3.048cm" svg:height="2.058cm" svg:x="17.145cm" svg:y="7.975cm">
          <text:p text:style-name="P9"><text:span text:style-name="T5">Building</text:span></text:p>
          <text:p text:style-name="P9"><text:span text:style-name="T5">Element</text:span></text:p>
          <text:p text:style-name="P9"><text:span text:style-name="T5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custom-shape draw:style-name="gr1" draw:text-style-name="P1" draw:layer="layout" svg:width="9.914cm" svg:height="5.915cm" svg:x="13.708cm" svg:y="0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56cm" svg:height="1.751cm" svg:x="13.975cm" svg:y="4.404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926cm" svg:height="1.751cm" svg:x="17.171cm" svg:y="4.404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3.056cm" svg:height="1.751cm" svg:x="20.338cm" svg:y="4.405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1" draw:layer="layout" svg:width="2.959cm" svg:height="1.74cm" svg:x="14cm" svg:y="0.937cm">
            <text:p text:style-name="P2"><text:span text:style-name="T6">C3 Chann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5.496cm" svg:y1="4.417cm" svg:x2="15.496cm" svg:y2="2.677cm">
            <text:p/>
          </draw:line>
          <draw:custom-shape draw:style-name="gr6" draw:text-style-name="P5" draw:layer="layout" svg:width="2.849cm" svg:height="1.74cm" svg:x="17.198cm" svg:y="0.937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926cm" svg:height="1.74cm" svg:x="20.371cm" svg:y="0.937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8.584cm" svg:y1="4.417cm" svg:x2="18.584cm" svg:y2="2.677cm">
            <text:p/>
          </draw:line>
          <draw:line draw:style-name="gr5" draw:text-style-name="P1" draw:layer="layout" svg:x1="21.835cm" svg:y1="4.417cm" svg:x2="21.835cm" svg:y2="2.677cm">
            <text:p/>
          </draw:line>
        </draw:g>
        <draw:connector draw:style-name="gr11" draw:text-style-name="P8" draw:layer="layout" draw:type="line" svg:x1="18.669cm" svg:y1="7.975cm" svg:x2="18.665cm" svg:y2="6.504cm" draw:start-shape="id10" draw:start-glue-point="0" draw:end-shape="id11" draw:end-glue-point="2" svg:d="M18669 7975l-4-1471" svg:viewBox="0 0 5 1472">
          <text:p/>
        </draw:connector>
        <draw:connector draw:style-name="gr11" draw:text-style-name="P8" draw:layer="layout" draw:type="line" svg:x1="17.145cm" svg:y1="9.004cm" svg:x2="14.224cm" svg:y2="8.973cm" draw:start-shape="id10" draw:start-glue-point="3" draw:end-shape="id9" draw:end-glue-point="7" svg:d="M17145 9004l-2921-31" svg:viewBox="0 0 2922 32">
          <text:p/>
        </draw:connector>
        <draw:custom-shape draw:style-name="gr17" draw:text-style-name="P7" xml:id="id12" draw:id="id12" draw:layer="layout" svg:width="3.915cm" svg:height="2.645cm" svg:x="10.382cm" svg:y="22.12cm">
          <text:p text:style-name="P2"><text:span text:style-name="T3">Create line down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8" draw:layer="layout" draw:type="line" svg:x1="7.139cm" svg:y1="23.431cm" svg:x2="10.382cm" svg:y2="23.442cm" draw:start-shape="id8" draw:start-glue-point="1" draw:end-shape="id12" svg:d="M7139 23431l3243 11" svg:viewBox="0 0 3244 12">
          <text:p/>
        </draw:connector>
        <draw:connector draw:style-name="gr11" draw:text-style-name="P8" draw:layer="layout" draw:type="line" svg:x1="18.669cm" svg:y1="10.033cm" svg:x2="18.703cm" svg:y2="14.262cm" draw:start-shape="id10" draw:start-glue-point="2" draw:end-shape="id13" draw:end-glue-point="4" svg:d="M18669 10033l34 4229" svg:viewBox="0 0 35 4230">
          <text:p/>
        </draw:connector>
        <draw:custom-shape draw:style-name="gr18" draw:text-style-name="P10" xml:id="id14" draw:id="id14" draw:layer="layout" svg:width="3.048cm" svg:height="1.905cm" svg:x="17.291cm" svg:y="22.506cm">
          <text:p text:style-name="P9"><text:span text:style-name="T7"><text:s/></text:span><text:span text:style-name="T7">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type="line" svg:x1="14.297cm" svg:y1="23.442cm" svg:x2="17.291cm" svg:y2="23.458cm" draw:start-shape="id12" draw:end-shape="id14" draw:end-glue-point="3" svg:d="M14297 23442l2994 16" svg:viewBox="0 0 2995 17">
          <text:p/>
        </draw:connector>
        <draw:custom-shape draw:style-name="gr19" draw:text-style-name="P7" xml:id="id15" draw:id="id15" draw:layer="layout" svg:width="3.937cm" svg:height="2.518cm" svg:x="16.891cm" svg:y="26.019cm">
          <text:p text:style-name="P2"><text:span text:style-name="T3">Get length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8" draw:layer="layout" draw:type="line" svg:x1="18.815cm" svg:y1="24.411cm" svg:x2="18.86cm" svg:y2="26.019cm" draw:start-shape="id14" draw:start-glue-point="2" draw:end-shape="id15" draw:end-glue-point="4" svg:d="M18815 24411l45 1608" svg:viewBox="0 0 46 1609">
          <text:p/>
        </draw:connector>
        <draw:custom-shape draw:style-name="gr20" draw:text-style-name="P10" xml:id="id16" draw:id="id16" draw:layer="layout" svg:width="4.318cm" svg:height="1.905cm" svg:x="16.729cm" svg:y="30.134cm">
          <text:p text:style-name="P9"><text:span text:style-name="T7"><text:s/></text:span><text:span text:style-name="T7">Depth &gt;= 90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type="line" svg:x1="18.86cm" svg:y1="28.537cm" svg:x2="18.888cm" svg:y2="30.134cm" draw:start-shape="id15" draw:start-glue-point="6" draw:end-shape="id16" draw:end-glue-point="0" svg:d="M18860 28537l28 1597" svg:viewBox="0 0 29 1598">
          <text:p/>
        </draw:connector>
        <draw:custom-shape draw:style-name="gr21" draw:text-style-name="P7" xml:id="id17" draw:id="id17" draw:layer="layout" svg:width="3.915cm" svg:height="2.645cm" svg:x="16.967cm" svg:y="34.033cm">
          <text:p text:style-name="P2"><text:span text:style-name="T3">Provid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8" draw:layer="layout" draw:type="line" svg:x1="16.967cm" svg:y1="35.355cm" svg:x2="10.922cm" svg:y2="35.391cm" draw:start-shape="id17" draw:end-shape="id3" svg:d="M16967 35355l-6045 36" svg:viewBox="0 0 6046 37">
          <text:p/>
        </draw:connector>
        <draw:connector draw:style-name="gr11" draw:text-style-name="P8" draw:layer="layout" draw:type="line" svg:x1="18.888cm" svg:y1="32.039cm" svg:x2="18.925cm" svg:y2="34.033cm" draw:start-shape="id16" draw:start-glue-point="2" draw:end-shape="id17" draw:end-glue-point="4" svg:d="M18888 32039l37 1994" svg:viewBox="0 0 38 1995">
          <text:p/>
        </draw:connector>
        <draw:connector draw:style-name="gr11" draw:text-style-name="P8" draw:layer="layout" draw:type="line" svg:x1="18.815cm" svg:y1="22.506cm" svg:x2="18.703cm" svg:y2="16.907cm" draw:start-shape="id14" draw:start-glue-point="0" draw:end-shape="id13" svg:d="M18815 22506l-112-5599" svg:viewBox="0 0 113 5600">
          <text:p/>
        </draw:connector>
        <draw:custom-shape draw:style-name="gr22" draw:text-style-name="P7" xml:id="id13" draw:id="id13" draw:layer="layout" svg:width="3.996cm" svg:height="2.645cm" svg:x="16.705cm" svg:y="14.262cm">
          <text:p text:style-name="P2"><text:span text:style-name="T3">Is 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7" xml:id="id18" draw:id="id18" draw:layer="layout" svg:width="3.915cm" svg:height="2.645cm" svg:x="10.414cm" svg:y="14.224cm">
          <text:p text:style-name="P2"><text:span text:style-name="T3">Is Overla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8" draw:layer="layout" draw:type="line" svg:x1="7.525cm" svg:y1="19.914cm" svg:x2="10.414cm" svg:y2="15.547cm" draw:start-shape="id7" draw:start-glue-point="7" draw:end-shape="id18" draw:end-glue-point="5" svg:d="M7525 19914l2889-4367" svg:viewBox="0 0 2890 4368">
          <text:p/>
        </draw:connector>
        <draw:connector draw:style-name="gr11" draw:text-style-name="P8" draw:layer="layout" draw:type="line" svg:x1="18.669cm" svg:y1="10.033cm" svg:x2="14.329cm" svg:y2="15.547cm" draw:start-shape="id10" draw:start-glue-point="2" draw:end-shape="id18" draw:end-glue-point="7" svg:d="M18669 10033l-4340 5514" svg:viewBox="0 0 4341 55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6:42:49.583000000</meta:creation-date>
    <dc:date>2019-01-15T13:40:57.377000000</dc:date>
    <meta:editing-duration>PT4H36S</meta:editing-duration>
    <meta:editing-cycles>4</meta:editing-cycles>
    <meta:generator>LibreOffice/6.0.3.2$Windows_X86_64 LibreOffice_project/8f48d515416608e3a835360314dac7e47fd0b821</meta:generator>
    <meta:document-statistic meta:object-count="67"/>
  </office:meta>
</office:document-meta>
</file>